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Last bastion</text:h>
      <text:p text:style-name="Text_20_body">Dimly remembered celebrity chefs shuffle<text:line-break/>down the cold and darkened highways of the heart.<text:line-break/>They are the last personality left. They are [the meek<text:line-break/>who inherited the heart]meek, what was left of it.</text:p>
      <text:p text:style-name="Text_20_body">Without food to cook in new or exciting ways<text:line-break/>nor audience to gasp and cackle, the chefs<text:line-break/>of the heart quietly waste away while staring<text:line-break/>doe-eyed into now-empty Safeway windows<text:line-break/>checking under the dusty produce shelves<text:line-break/>for something they pray the rats haven't found yet.</text:p>
      <text:p text:style-name="Text_20_body">Years ago, the economy of the heart boomed<text:line-break/>and there was food everywhere. Produce<text:line-break/>piled high in pyramids of devotion, meat in<text:line-break/>gilded glass cases opulent under fluorescence,<text:line-break/>dairy which ran like the mythical river toward<text:line-break/>cereals hot and cold. Under it all, thrumming<text:line-break/>like great stone wheels on sand under a hot sun<text:line-break/>near a river where reeds sang in the wind<text:line-break/>the heart produced and gave reward for hard labor.</text:p>
      <text:p text:style-name="Text_20_body">No one knows when it all ended. No one can say<text:line-break/>if it was the heart that dried up or the heart's supply.<text:line-break/>Either way, food of the heart became scarcer and scarcer.<text:line-break/>People began dying, not of starvation<text:line-break/>but of a certain facial expression that could only<text:line-break/>be described as desperation. Now<text:line-break/>all that are left are the celebrity chefs, last bastion<text:line-break/>of a once mighty empire of the [heart<text:line-break/>are reduced to husks]heart blown dry by wi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st bastion</dc:title>
  </office:meta>
</office:document-meta>
</file>